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7fa" officeooo:paragraph-rsid="0010d7fa"/>
    </style:style>
    <style:style style:name="P2" style:family="paragraph" style:parent-style-name="Standard">
      <style:text-properties officeooo:rsid="00132c35" officeooo:paragraph-rsid="00132c35"/>
    </style:style>
    <style:style style:name="P3" style:family="paragraph" style:parent-style-name="Standard">
      <style:text-properties officeooo:paragraph-rsid="00132c35"/>
    </style:style>
    <style:style style:name="P4" style:family="paragraph" style:parent-style-name="Standard">
      <style:text-properties fo:font-weight="bold" officeooo:rsid="00132c35" officeooo:paragraph-rsid="00132c35" style:font-weight-asian="bold" style:font-weight-complex="bold"/>
    </style:style>
    <style:style style:name="P5" style:family="paragraph" style:parent-style-name="Standard">
      <style:text-properties fo:font-variant="normal" fo:text-transform="none" fo:color="#ffffff" style:font-name="Trebuchet MS" fo:font-size="10.5pt" fo:letter-spacing="normal" fo:font-style="normal" fo:font-weight="bold" officeooo:rsid="00132c35" officeooo:paragraph-rsid="00132c35" style:font-weight-asian="bold" style:font-weight-complex="bold"/>
    </style:style>
    <style:style style:name="T1" style:family="text">
      <style:text-properties officeooo:rsid="00117cc1"/>
    </style:style>
    <style:style style:name="T2" style:family="text">
      <style:text-properties officeooo:rsid="00132c35"/>
    </style:style>
    <style:style style:name="T3" style:family="text">
      <style:text-properties fo:font-variant="normal" fo:text-transform="none" fo:color="#333333" style:font-name="Liberation Serif" fo:font-size="10.5pt" fo:letter-spacing="normal" fo:font-style="normal" fo:font-weight="normal" style:font-weight-asian="normal" style:font-weight-complex="normal"/>
    </style:style>
    <style:style style:name="T4" style:family="text">
      <style:text-properties fo:font-variant="normal" fo:text-transform="none" fo:color="#333333" style:font-name="Liberation Serif" fo:font-size="10.5pt" fo:letter-spacing="normal" fo:font-style="normal" fo:font-weight="bold" style:font-weight-asian="bold" style:font-weight-complex="bold"/>
    </style:style>
    <style:style style:name="T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Liberation Serif" fo:font-size="12pt" fo:letter-spacing="normal" fo:font-style="normal" fo:font-weight="bold" officeooo:rsid="00132c35" style:font-size-asian="12pt" style:font-weight-asian="bold" style:font-size-complex="12pt" style:font-weight-complex="bold"/>
    </style:style>
    <style:style style:name="T7"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333333" style:font-name="Liberation Serif" fo:font-size="12pt" fo:letter-spacing="normal" fo:font-style="normal" fo:font-weight="normal" officeooo:rsid="00132c35" style:font-size-asian="12pt" style:font-weight-asian="normal" style:font-size-complex="12pt" style:font-weight-complex="normal"/>
    </style:style>
    <style:style style:name="T9" style:family="text">
      <style:text-properties fo:font-variant="normal" fo:text-transform="none" fo:color="#333333" style:font-name="Liberation Serif" fo:font-size="12pt" fo:letter-spacing="normal" fo:font-style="normal" style:font-size-asian="12pt" style:font-size-complex="12pt"/>
    </style:style>
    <style:style style:name="T10" style:family="text">
      <style:text-properties fo:color="#333333"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Gsec get money from Gymkhana?</text:p>
      <text:p text:style-name="P1">- For Reimbursement purpose</text:p>
      <text:p text:style-name="P1"><text:tab/>A form has to be collected from the Accountant of Gymkhana office, in which all details regarding the conducted event, its spendings and the account details of the payee are filled.</text:p>
      <text:p text:style-name="P1">The form is attached with orginal copies of the Bill receipts, and submitted to the office.</text:p>
      <text:p text:style-name="P1">After a verification of the receipts and balance of alloted funds, money is directly transferred to Payee’s bank account.</text:p>
      <text:p text:style-name="P1"/>
      <text:p text:style-name="P1">-For Advance<text:span text:style-name="T1">d money collection</text:span></text:p>
      <text:p text:style-name="P1"><text:tab/><text:span text:style-name="T1">The same form has to be collected, and is being forwarded to the President, Technology Students’ Gymkhana. After seeking permission from the President, with a signature in the form, it is submitted to the accountant of Gymkhana office. After verification process, the money is trasferred to Payee’s bank account</text:span></text:p>
      <text:p text:style-name="P1"/>
      <text:p text:style-name="P2">Is VSRC hall?</text:p>
      <text:p text:style-name="P3"><text:span text:style-name="T2">- Yes, </text:span><text:span text:style-name="T4">Vi</text:span><text:span text:style-name="T5">kram Sarabhai Residential Complex Residence </text:span><text:span text:style-name="T6">is considered a hall of residence for students persuing MS or PhD.</text:span></text:p>
      <text:p text:style-name="P2"><text:span text:style-name="T8"/></text:p>
      <text:p text:style-name="P4"><text:span text:style-name="T9">Is VSRC under HMC?</text:span></text:p>
      <text:p text:style-name="P4"><text:span text:style-name="T9">- No. VSRC is managed by the Sponsored Research and Industrial Consultancy Cell of IIT Kharagpur</text:span></text:p>
      <text:p text:style-name="P4"><text:span text:style-name="T9"/></text:p>
      <text:p text:style-name="P4"><text:span text:style-name="T9">What is SRIC?</text:span></text:p>
      <text:p text:style-name="P5"><text:span text:style-name="T10">The Sponsored Research &amp; Industrial Consultancy (SRIC) Cell of IIT Kharagpur looks after all the sponsored research activities of IIT Kharagpur starting from project submission, project management including accounting, recruitment of research personnel, interactions with the funding agency, protection of IPR and technology transfer. Additionally, SRIC plays a vital role in the initiation of new research initiatives of the Institute and implementation of various national initiat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7:12:01.680375662</meta:creation-date>
    <dc:date>2018-03-07T17:54:43.609810102</dc:date>
    <meta:editing-duration>PT12M</meta:editing-duration>
    <meta:editing-cycles>2</meta:editing-cycles>
    <meta:generator>LibreOffice/5.1.6.2$Linux_X86_64 LibreOffice_project/10m0$Build-2</meta:generator>
    <meta:document-statistic meta:table-count="0" meta:image-count="0" meta:object-count="0" meta:page-count="1" meta:paragraph-count="13" meta:word-count="240" meta:character-count="1542" meta:non-whitespace-character-count="1313"/>
  </office:meta>
</office:document-meta>
</file>